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dc5" officeooo:paragraph-rsid="000d8d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dfsdf</text:p>
      <text:p text:style-name="P1">sd</text:p>
      <text:p text:style-name="P1">fsd</text:p>
      <text:p text:style-name="P1">f</text:p>
      <text:p text:style-name="P1">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6:31:41.127000000</meta:creation-date>
    <dc:date>2019-06-23T16:32:33.964000000</dc:date>
    <meta:editing-duration>PT53S</meta:editing-duration>
    <meta:editing-cycles>1</meta:editing-cycles>
    <meta:document-statistic meta:table-count="0" meta:image-count="0" meta:object-count="0" meta:page-count="1" meta:paragraph-count="5" meta:word-count="5" meta:character-count="14" meta:non-whitespace-character-count="14"/>
    <meta:generator>LibreOffice/6.2.4.2$Windows_X86_64 LibreOffice_project/2412653d852ce75f65fbfa83fb7e7b669a126d64</meta:generator>
  </office:meta>
</office:document-meta>
</file>